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3516a" officeooo:paragraph-rsid="00147429"/>
    </style:style>
    <style:style style:name="P2" style:family="paragraph" style:parent-style-name="Text_20_body">
      <style:text-properties style:font-name="Liberation Sans" fo:font-size="14pt" fo:font-style="italic" fo:font-weight="bold" officeooo:rsid="0010e0ac" officeooo:paragraph-rsid="00147429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line-height="100%"/>
      <style:text-properties officeooo:rsid="0010e0ac" officeooo:paragraph-rsid="00147429"/>
    </style:style>
    <style:style style:name="P4" style:family="paragraph" style:parent-style-name="Text_20_body">
      <style:text-properties officeooo:rsid="0010e0ac" officeooo:paragraph-rsid="00147429"/>
    </style:style>
    <style:style style:name="P5" style:family="paragraph" style:parent-style-name="Text_20_body">
      <style:paragraph-properties fo:line-height="100%"/>
      <style:text-properties style:font-name="Courier New" officeooo:rsid="0010e0ac" officeooo:paragraph-rsid="00147429"/>
    </style:style>
    <style:style style:name="P6" style:family="paragraph" style:parent-style-name="Text_20_body">
      <style:text-properties style:font-name="Courier New" fo:font-weight="bold" officeooo:rsid="00135968" officeooo:paragraph-rsid="0015f163" style:font-weight-asian="bold" style:font-weight-complex="bold"/>
    </style:style>
    <style:style style:name="P7" style:family="paragraph" style:parent-style-name="Text_20_body">
      <style:text-properties officeooo:rsid="0005339b" officeooo:paragraph-rsid="00147429"/>
    </style:style>
    <style:style style:name="P8" style:family="paragraph" style:parent-style-name="Text_20_body">
      <style:paragraph-properties fo:line-height="100%"/>
      <style:text-properties officeooo:rsid="00131413" officeooo:paragraph-rsid="00147429"/>
    </style:style>
    <style:style style:name="P9" style:family="paragraph" style:parent-style-name="Text_20_body">
      <style:paragraph-properties fo:line-height="100%"/>
      <style:text-properties officeooo:rsid="000c0d8e" officeooo:paragraph-rsid="00147429"/>
    </style:style>
    <style:style style:name="P10" style:family="paragraph" style:parent-style-name="Text_20_body">
      <style:text-properties officeooo:paragraph-rsid="00147429"/>
    </style:style>
    <style:style style:name="P11" style:family="paragraph" style:parent-style-name="Text_20_body">
      <style:paragraph-properties fo:line-height="100%"/>
      <style:text-properties officeooo:rsid="00112e2c" officeooo:paragraph-rsid="00147429"/>
    </style:style>
    <style:style style:name="P12" style:family="paragraph" style:parent-style-name="Text_20_body">
      <style:text-properties officeooo:rsid="00147429" officeooo:paragraph-rsid="00147429"/>
    </style:style>
    <style:style style:name="P13" style:family="paragraph" style:parent-style-name="Text_20_body">
      <style:paragraph-properties fo:line-height="100%"/>
      <style:text-properties officeooo:rsid="00147429" officeooo:paragraph-rsid="00147429"/>
    </style:style>
    <style:style style:name="P14" style:family="paragraph" style:parent-style-name="Text_20_body">
      <style:paragraph-properties fo:line-height="100%"/>
      <style:text-properties officeooo:rsid="00135968" officeooo:paragraph-rsid="0015f163"/>
    </style:style>
    <style:style style:name="P15" style:family="paragraph" style:parent-style-name="Text_20_body">
      <style:text-properties officeooo:rsid="00135968" officeooo:paragraph-rsid="0015f163"/>
    </style:style>
    <style:style style:name="P16" style:family="paragraph" style:parent-style-name="Text_20_body">
      <style:paragraph-properties fo:line-height="100%"/>
      <style:text-properties officeooo:rsid="00155442" officeooo:paragraph-rsid="0015f163"/>
    </style:style>
    <style:style style:name="P17" style:family="paragraph" style:parent-style-name="Text_20_body">
      <style:text-properties officeooo:rsid="00155442" officeooo:paragraph-rsid="0015f163"/>
    </style:style>
    <style:style style:name="P18" style:family="paragraph" style:parent-style-name="Text_20_body">
      <style:text-properties officeooo:rsid="00152c0d" officeooo:paragraph-rsid="0015f163"/>
    </style:style>
    <style:style style:name="P19" style:family="paragraph" style:parent-style-name="Text_20_body">
      <style:text-properties officeooo:rsid="001f14f5" officeooo:paragraph-rsid="0015f163"/>
    </style:style>
    <style:style style:name="P20" style:family="paragraph" style:parent-style-name="Text_20_body">
      <style:text-properties officeooo:rsid="00098bfa" officeooo:paragraph-rsid="0015f163"/>
    </style:style>
    <style:style style:name="P21" style:family="paragraph" style:parent-style-name="Text_20_body">
      <style:paragraph-properties fo:break-before="page"/>
      <style:text-properties officeooo:rsid="0005339b" officeooo:paragraph-rsid="00147429"/>
    </style:style>
    <style:style style:name="P22" style:family="paragraph" style:parent-style-name="Heading_20_2">
      <style:text-properties style:font-name="Liberation Sans" fo:font-size="14pt" fo:font-style="italic" fo:font-weight="bold" officeooo:rsid="0010e0ac" officeooo:paragraph-rsid="00147429" style:font-size-asian="14pt" style:font-style-asian="italic" style:font-weight-asian="bold" style:font-size-complex="14pt" style:font-style-complex="italic" style:font-weight-complex="bold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516a"/>
    </style:style>
    <style:style style:name="T2" style:family="text">
      <style:text-properties officeooo:rsid="0002f25c"/>
    </style:style>
    <style:style style:name="T3" style:family="text">
      <style:text-properties style:font-name="Liberation Serif1" officeooo:rsid="00101f08"/>
    </style:style>
    <style:style style:name="T4" style:family="text">
      <style:text-properties style:font-name="Liberation Serif" officeooo:rsid="00101f08"/>
    </style:style>
    <style:style style:name="T5" style:family="text">
      <style:text-properties officeooo:rsid="000486d6"/>
    </style:style>
    <style:style style:name="T6" style:family="text">
      <style:text-properties officeooo:rsid="00112e2c"/>
    </style:style>
    <style:style style:name="T7" style:family="text">
      <style:text-properties officeooo:rsid="000e9e93"/>
    </style:style>
    <style:style style:name="T8" style:family="text">
      <style:text-properties officeooo:rsid="000c0d8e"/>
    </style:style>
    <style:style style:name="T9" style:family="text">
      <style:text-properties officeooo:rsid="00085b33"/>
    </style:style>
    <style:style style:name="T10" style:family="text">
      <style:text-properties officeooo:rsid="000bee02"/>
    </style:style>
    <style:style style:name="T11" style:family="text">
      <style:text-properties officeooo:rsid="00147429"/>
    </style:style>
    <style:style style:name="T12" style:family="text">
      <style:text-properties style:font-name="Courier New"/>
    </style:style>
    <style:style style:name="T13" style:family="text">
      <style:text-properties officeooo:rsid="0015f163"/>
    </style:style>
    <style:style style:name="T14" style:family="text">
      <style:text-properties officeooo:rsid="001e1ae2"/>
    </style:style>
    <style:style style:name="T15" style:family="text">
      <style:text-properties officeooo:rsid="00155442"/>
    </style:style>
    <style:style style:name="T16" style:family="text">
      <style:text-properties officeooo:rsid="0009c3a2"/>
    </style:style>
    <style:style style:name="T17" style:family="text">
      <style:text-properties officeooo:rsid="00220e25"/>
    </style:style>
    <style:style style:name="T18" style:family="text">
      <style:text-properties officeooo:rsid="002843ef"/>
    </style:style>
    <style:style style:name="T19" style:family="text">
      <style:text-properties officeooo:rsid="000d481a"/>
    </style:style>
    <style:style style:name="T20" style:family="text">
      <style:text-properties officeooo:rsid="001de40b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1in" fo:min-width="0.2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1in" fo:min-width="0.2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3102in" fo:min-width="0.2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1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-width="0.0783in" draw:marker-start-center="false" draw:marker-end-width="0.0783in" draw:marker-end-center="false" draw:fill="none" draw:fill-color="#ffffff" draw:textarea-horizontal-align="left" draw:auto-grow-height="true" draw:auto-grow-width="false" fo:min-height="0.384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ECE 1125 Data Structures and Algorithms – Fall 201<text:span text:style-name="T11">5</text:span></text:h>
      <text:p text:style-name="P2"><text:span text:style-name="T11">Sample </text:span>Exam 1</text:p>
      <text:p text:style-name="P19">Note the real exam will have 4-<text:span text:style-name="T13">6</text:span> problems of this type.</text:p>
      <text:p text:style-name="P4"/>
      <text:p text:style-name="P4">1. Consider the following definition of a linked-list node.</text:p>
      <text:p text:style-name="P5">struct list_node {</text:p>
      <text:p text:style-name="P5"><text:tab/><text:span text:style-name="T1">double</text:span> val; /* value of each element */</text:p>
      <text:p text:style-name="P5"><text:tab/>struct list_node *next;</text:p>
      <text:p text:style-name="P5"><text:tab/><text:span text:style-name="T2">struct list_node *prev;</text:span></text:p>
      <text:p text:style-name="P5">};</text:p>
      <text:p text:style-name="P5">struct list_node *head;</text:p>
      <text:p text:style-name="P3"/>
      <text:p text:style-name="P10">(a) Is this a singly-linked list or a doubly-linked list?</text:p>
      <text:p text:style-name="P10">(b) Write a piece of code that iterates through the list starting at head and prints every element that is a multiple of <text:span text:style-name="T2">3</text:span>.</text:p>
      <text:p text:style-name="P10">(c) Write a piece of code that iterates through the list <text:span text:style-name="T2">in reverse order starting from the last element, prints it, and then prints every other element as it proceeds backwards.</text:span></text:p>
      <text:p text:style-name="P10">(d) Write a piece of code that iterates through the list and <text:span text:style-name="T2">finds</text:span> the m<text:span text:style-name="T1">ean value</text:span> of all of the elements.</text:p>
      <text:p text:style-name="P10"><text:span text:style-name="T1">(e) What is the time complexity of your code in part b in </text:span><text:span text:style-name="T3">Θ</text:span><text:span text:style-name="T4">(..)</text:span><text:span text:style-name="T1"> notation? What is the spatial complexity?</text:span></text:p>
      <text:p text:style-name="P3"/>
      <text:p text:style-name="P3">2. Consider the following (unreasonable) definition of an array <text:span text:style-name="T6">A, and assume that its elements have been filled in</text:span>:</text:p>
      <text:p text:style-name="P5">#define N (100000000000000)</text:p>
      <text:p text:style-name="P5">double A[N] = {...};</text:p>
      <text:p text:style-name="P11">(a) Write a piece of code to compute the mean of the elements of A. (You can ignore roundoff error, and assume that an int on this machine is capable of holding a number as big as N.)</text:p>
      <text:p text:style-name="P1"/>
      <text:p text:style-name="P1">(<text:span text:style-name="T11">b</text:span>) <text:span text:style-name="T6">Assume that the machine your code runs on has a clock cycle of 1 ns, and that loading, comparing, incrementing and storing an integer loop counter takes 3 clock cycles, </text:span>and <text:span text:style-name="T11">addin</text:span>g two doubles <text:span text:style-name="T11">and storing the result </text:span>takes 5 clock cycles, and that any <text:span text:style-name="T11">fixed setup code t</text:span>ake<text:span text:style-name="T11">s</text:span> a negligible amount of time. <text:span text:style-name="T6">How long does it take for your code to execute? </text:span></text:p>
      <text:p text:style-name="P21">3. Consider the following 15 numbers to be inserted into a binary search tree: [67, 25, 59, 3, 48, 92, 75, 15, 8, 30, 69, 33, 17, 24, 77].</text:p>
      <text:p text:style-name="P7">(a) <text:span text:style-name="T6">Draw three valid, non-maximum height binary search trees containing these numbers.</text:span></text:p>
      <text:p text:style-name="P7">(b) <text:span text:style-name="T6">Draw the two worst-case (maximum height) binary search trees containing these numbers.</text:span></text:p>
      <text:p text:style-name="P7">(c) What is the height of a full and complete (i.e. minimum height) binary search tree containing these numbers?</text:p>
      <text:p text:style-name="P12">(d) Draw the minium height binary search tree containing these numbers.</text:p>
      <text:p text:style-name="P7"/>
      <text:p text:style-name="P8"><text:span text:style-name="T13">10</text:span>. Consider the following <text:span text:style-name="T7">b</text:span>inary <text:span text:style-name="T7">s</text:span>earch <text:span text:style-name="T7">t</text:span>ree:</text:p>
      <text:p text:style-name="P8"><draw:g text:anchor-type="paragraph" draw:z-index="0" draw:style-name="gr1"><draw:custom-shape draw:style-name="gr2" draw:text-style-name="P23" svg:width="0.5803in" svg:height="0.5787in" svg:x="2.128in" svg:y="0.0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3" svg:width="0.5807in" svg:height="0.5787in" svg:x="1.1693in" svg:y="0.7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3" svg:width="0.5803in" svg:height="0.5787in" svg:x="1.9744in" svg:y="1.4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3" svg:width="0.5803in" svg:height="0.5787in" svg:x="0.3429in" svg:y="1.5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3" svg:width="0.5795in" svg:height="0.5795in" svg:x="1.6098in" svg:y="2.205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3" svg:width="0.5795in" svg:height="0.5795in" svg:x="2.3827in" svg:y="2.205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3" svg:width="0.5803in" svg:height="0.5795in" svg:x="2.0173in" svg:y="2.869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3" svg:width="0.5803in" svg:height="0.5787in" svg:x="1.5882in" svg:y="3.42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795in" svg:height="0.5787in" svg:x="2.4472in" svg:y="3.47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3" svg:width="0.5803in" svg:height="0.5787in" svg:x="2.7201in" svg:y="4.082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3" svg:width="0.5803in" svg:height="0.5787in" svg:x="0.6437in" svg:y="2.263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795in" svg:height="0.5787in" svg:x="0in" svg:y="2.263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5795in" svg:height="0.5787in" svg:x="0.3008in" svg:y="2.949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0.4504in" svg:y1="2.0913in" svg:x2="0.3217in" svg:y2="2.263in"><text:p/></draw:line><draw:line draw:style-name="gr7" draw:text-style-name="P24" svg:x1="0.7941in" svg:y1="2.113in" svg:x2="0.8799in" svg:y2="2.263in"><text:p/></draw:line><draw:line draw:style-name="gr7" draw:text-style-name="P24" svg:x1="0.4291in" svg:y1="2.7996in" svg:x2="0.515in" svg:y2="2.9496in"><text:p/></draw:line><draw:line draw:style-name="gr7" draw:text-style-name="P24" svg:x1="2.1461in" svg:y1="2.0555in" svg:x2="2.0173in" svg:y2="2.2272in"><text:p/></draw:line><draw:line draw:style-name="gr7" draw:text-style-name="P24" svg:x1="2.4252in" svg:y1="2.0335in" svg:x2="2.5539in" svg:y2="2.2264in"><text:p/></draw:line><draw:line draw:style-name="gr7" draw:text-style-name="P24" svg:x1="2.1244in" svg:y1="3.3846in" svg:x2="2.0386in" svg:y2="3.4917in"><text:p/></draw:line><draw:line draw:style-name="gr7" draw:text-style-name="P24" svg:x1="2.4898in" svg:y1="3.3846in" svg:x2="2.5972in" svg:y2="3.5134in"><text:p/></draw:line><draw:line draw:style-name="gr7" draw:text-style-name="P24" svg:x1="2.8547in" svg:y1="4.0276in" svg:x2="2.8976in" svg:y2="4.1134in"><text:p/></draw:line><draw:frame draw:style-name="gr8" draw:text-style-name="P25" svg:width="0.0843in" svg:height="0.2913in" svg:x="2.05in" svg:y="0.3807in"><draw:text-box><text:p/></draw:text-box></draw:frame><draw:frame draw:style-name="gr9" draw:text-style-name="P27" svg:width="0.1807in" svg:height="0.4835in" svg:x="2.2602in" svg:y="0.148in"><draw:text-box><text:p text:style-name="P26"><text:span text:style-name="T21">A</text:span></text:p></draw:text-box></draw:frame><draw:frame draw:style-name="gr9" draw:text-style-name="P27" svg:width="0.1803in" svg:height="0.4835in" svg:x="1.2965in" svg:y="0.8697in"><draw:text-box><text:p text:style-name="P26"><text:span text:style-name="T21">B</text:span></text:p></draw:text-box></draw:frame><draw:frame draw:style-name="gr9" draw:text-style-name="P27" svg:width="0.1886in" svg:height="0.4835in" svg:x="2.0618in" svg:y="1.5614in"><draw:text-box><text:p text:style-name="P26"><text:span text:style-name="T21">E</text:span></text:p></draw:text-box></draw:frame><draw:frame draw:style-name="gr9" draw:text-style-name="P27" svg:width="0.1886in" svg:height="0.4835in" svg:x="2.5in" svg:y="2.2614in"><draw:text-box><text:p text:style-name="P26"><text:span text:style-name="T21">J</text:span></text:p></draw:text-box></draw:frame><draw:frame draw:style-name="gr9" draw:text-style-name="P27" svg:width="0.1807in" svg:height="0.4835in" svg:x="1.7693in" svg:y="2.2772in"><draw:text-box><text:p text:style-name="P26"><text:span text:style-name="T21">I</text:span></text:p></draw:text-box></draw:frame><draw:frame draw:style-name="gr9" draw:text-style-name="P27" svg:width="0.1803in" svg:height="0.4835in" svg:x="0.45in" svg:y="1.6488in"><draw:text-box><text:p text:style-name="P26"><text:span text:style-name="T21">D</text:span></text:p></draw:text-box></draw:frame><draw:frame draw:style-name="gr9" draw:text-style-name="P27" svg:width="0.1724in" svg:height="0.4835in" svg:x="0.75in" svg:y="2.3272in"><draw:text-box><text:p text:style-name="P26"><text:span text:style-name="T21">H</text:span></text:p></draw:text-box></draw:frame><draw:frame draw:style-name="gr9" draw:text-style-name="P27" svg:width="0.1807in" svg:height="0.4835in" svg:x="0.1193in" svg:y="2.3197in"><draw:text-box><text:p text:style-name="P26"><text:span text:style-name="T21">G</text:span></text:p></draw:text-box></draw:frame><draw:frame draw:style-name="gr9" draw:text-style-name="P27" svg:width="0.165in" svg:height="0.4835in" svg:x="0.4354in" svg:y="3.0272in"><draw:text-box><text:p text:style-name="P26"><text:span text:style-name="T21">L</text:span></text:p></draw:text-box></draw:frame><draw:frame draw:style-name="gr9" draw:text-style-name="P27" svg:width="0.1886in" svg:height="0.4835in" svg:x="2.1118in" svg:y="2.9409in"><draw:text-box><text:p text:style-name="P26"><text:span text:style-name="T21">M</text:span></text:p></draw:text-box></draw:frame><draw:frame draw:style-name="gr9" draw:text-style-name="P27" svg:width="0.2043in" svg:height="0.4835in" svg:x="1.65in" svg:y="3.4909in"><draw:text-box><text:p text:style-name="P26"><text:span text:style-name="T21">O</text:span></text:p></draw:text-box></draw:frame><draw:frame draw:style-name="gr9" draw:text-style-name="P27" svg:width="0.1004in" svg:height="0.4835in" svg:x="2.65in" svg:y="3.498in"><draw:text-box><text:p text:style-name="P26"><text:span text:style-name="T21">P</text:span></text:p></draw:text-box></draw:frame><draw:frame draw:style-name="gr9" draw:text-style-name="P27" svg:width="0.1567in" svg:height="0.4835in" svg:x="2.85in" svg:y="4.1409in"><draw:text-box><text:p text:style-name="P26"><text:span text:style-name="T21">Q</text:span></text:p></draw:text-box></draw:frame><draw:custom-shape draw:style-name="gr3" draw:text-style-name="P23" svg:width="0.5807in" svg:height="0.5787in" svg:x="3.0693in" svg:y="0.7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3" svg:width="0.5795in" svg:height="0.5795in" svg:x="3.6626in" svg:y="1.49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3" svg:width="0.5803in" svg:height="0.5795in" svg:x="3.2972in" svg:y="2.2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3" svg:width="0.5803in" svg:height="0.5795in" svg:x="4.0701in" svg:y="2.2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3" svg:width="0.5795in" svg:height="0.5795in" svg:x="3.7055in" svg:y="2.8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4" svg:x1="3.8339in" svg:y1="2.0543in" svg:x2="3.7051in" svg:y2="2.226in"><text:p/></draw:line><draw:line draw:style-name="gr7" draw:text-style-name="P24" svg:x1="4.113in" svg:y1="2.0327in" svg:x2="4.2417in" svg:y2="2.2256in"><text:p/></draw:line><draw:frame draw:style-name="gr9" draw:text-style-name="P27" svg:width="0.1886in" svg:height="0.4835in" svg:x="3.7492in" svg:y="1.5606in"><draw:text-box><text:p text:style-name="P26"><text:span text:style-name="T21">F</text:span></text:p></draw:text-box></draw:frame><draw:frame draw:style-name="gr9" draw:text-style-name="P27" svg:width="0.1886in" svg:height="0.4835in" svg:x="4.1618in" svg:y="2.248in"><draw:text-box><text:p text:style-name="P26"><text:span text:style-name="T21">L</text:span></text:p></draw:text-box></draw:frame><draw:frame draw:style-name="gr9" draw:text-style-name="P27" svg:width="0.1677in" svg:height="0.4835in" svg:x="3.4in" svg:y="2.248in"><draw:text-box><text:p text:style-name="P26"><text:span text:style-name="T21">K</text:span></text:p></draw:text-box></draw:frame><draw:frame draw:style-name="gr9" draw:text-style-name="P27" svg:width="0.1878in" svg:height="0.4835in" svg:x="3.8in" svg:y="2.9406in"><draw:text-box><text:p text:style-name="P26"><text:span text:style-name="T21">N</text:span></text:p></draw:text-box></draw:frame><draw:line draw:style-name="gr7" draw:text-style-name="P24" svg:x1="3.6972in" svg:y1="2.7622in" svg:x2="3.8472in" svg:y2="2.9122in"><text:p/></draw:line><draw:line draw:style-name="gr7" draw:text-style-name="P24" svg:x1="3.5996in" svg:y1="1.2476in" svg:x2="3.7996in" svg:y2="1.5476in"><text:p/></draw:line><draw:line draw:style-name="gr7" draw:text-style-name="P24" svg:x1="2.0496in" svg:y1="2.7476in" svg:x2="2.1996in" svg:y2="2.8976in"><text:p/></draw:line><draw:frame draw:style-name="gr9" draw:text-style-name="P27" svg:width="0.1886in" svg:height="0.4835in" svg:x="3.1693in" svg:y="0.848in"><draw:text-box><text:p text:style-name="P26"><text:span text:style-name="T21">C</text:span></text:p></draw:text-box></draw:frame><draw:line draw:style-name="gr7" draw:text-style-name="P24" svg:x1="1.2496in" svg:y1="1.2976in" svg:x2="0.8496in" svg:y2="1.6476in"><text:p/></draw:line><draw:line draw:style-name="gr7" draw:text-style-name="P24" svg:x1="1.6496in" svg:y1="1.2976in" svg:x2="2.0496in" svg:y2="1.5976in"><text:p/></draw:line><draw:line draw:style-name="gr7" draw:text-style-name="P24" svg:x1="2.1496in" svg:y1="0.4976in" svg:x2="1.6996in" svg:y2="0.8976in"><text:p/></draw:line><draw:line draw:style-name="gr7" draw:text-style-name="P24" svg:x1="2.6496in" svg:y1="0.5476in" svg:x2="3.1496in" svg:y2="0.8976in"><text:p/></draw:line><draw:custom-shape draw:style-name="gr2" draw:text-style-name="P23" svg:width="0.5803in" svg:height="0.5787in" svg:x="3.0701in" svg:y="4.7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27" svg:width="0.1571in" svg:height="0.4835in" svg:x="3.1791in" svg:y="4.7772in"><draw:text-box><text:p text:style-name="P26"><text:span text:style-name="T21">R</text:span></text:p></draw:text-box></draw:frame><draw:line draw:style-name="gr7" draw:text-style-name="P24" svg:x1="3.1996in" svg:y1="4.5976in" svg:x2="3.2996in" svg:y2="4.7476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a) What is the element at the root?</text:p>
      <text:p text:style-name="P8">(<text:span text:style-name="T9">b</text:span>) What is the height of the tree?</text:p>
      <text:p text:style-name="P8">(<text:span text:style-name="T9">c</text:span>) What <text:span text:style-name="T8">are the largest and </text:span>smallest element<text:span text:style-name="T8">s</text:span> in the tree?</text:p>
      <text:p text:style-name="P9">(f) If the elements were arranged to minimize the height of the binary search tree, what would that minimum height be?</text:p>
      <text:p text:style-name="P13">(d) Draw the minium height binary search tree containing these numbers.</text:p>
      <text:p text:style-name="P13"/>
      <text:p text:style-name="P15"><text:soft-page-break/><text:span text:style-name="T13">5</text:span>. Consider a function that computes the sum <text:span text:style-name="T13">c[k] = a[k] + b[k], </text:span>of two input arrays a[n] and b[n].</text:p>
      <text:p text:style-name="P6">int vector_sum(const double *a, const double *b, unsigned int n, <text:tab/><text:tab/><text:tab/>double **p_c);</text:p>
      <text:p text:style-name="P15">(a) Write C code that implements the function <text:span text:style-name="T12">vector_sum</text:span>, dynamically allocating the correct amount of storage for c (and checking the result of the allocation), and copying the result out. The function should and return 0 if successful and -1 if not successful.</text:p>
      <text:p text:style-name="P14">(b) <text:span text:style-name="T1">What is the time complexity of your code in part (a) in big-O notation? What is the spatial complexity?</text:span></text:p>
      <text:p text:style-name="P14"/>
      <text:p text:style-name="P15"><text:span text:style-name="T13">6</text:span>. Consider the following operations done on a stack: push 22, push 47, push 81, push 11, pop, push 32, push 3, pop, pop, pop, push 4.</text:p>
      <text:p text:style-name="P15">(a) Draw the entire stack after every operation, clearly indicating the top of the stack with an arrow, and indicate the value returned by each call to pop.</text:p>
      <text:p text:style-name="P15"/>
      <text:p text:style-name="P15"><text:span text:style-name="T13">7</text:span>. Consider the following operations done on a queue: enq 22, enq 47, enq 81, enq 11, deq, enq 32, enq 3, deq, deq, deq, enq 4.</text:p>
      <text:p text:style-name="P15">(a) Draw the entire queue after every operation, clearly indicating the head and tail of the queue, and indicate the value returned by each call to deq.</text:p>
      <text:p text:style-name="P20"/>
      <text:p text:style-name="P20"><text:span text:style-name="T13">8</text:span>. Consider a circular queue of integers holding a maximum of 6 integers, implemented in an array, initially empty, with a head and tail index.</text:p>
      <text:p text:style-name="P20">(a) Show valid C declarations for the array, head and tail elements. Your declarations must <text:span text:style-name="T19">explicitly set </text:span>the initial values for head and tail.</text:p>
      <text:p text:style-name="P20">(b) Consider the following operations to be done on this fixed-size circular buffer:</text:p>
      <text:p text:style-name="P20">deq, enq 13, enq 36, enq 68, deq, deq, enq 20, enq 28, enq 69, enq 32, enq 81 enq 71</text:p>
      <text:p text:style-name="P20">Show the <text:span text:style-name="T16">value of the head and tail indices, the </text:span>full contents of the array after the call to each operation, and show the returned value (including errors if applicable).</text:p>
      <text:p text:style-name="P18"/>
      <text:p text:style-name="P18"><text:span text:style-name="T13">9</text:span>. Recall that a full binary tree of depth k has 2^k – 1 nodes.</text:p>
      <text:p text:style-name="P18">(a) What is the depth k needed to hold <text:span text:style-name="T15">N=</text:span>10^1<text:span text:style-name="T15">4</text:span> elements in a full binary search tree?</text:p>
      <text:p text:style-name="P17">(b) How many comparisons are needed to finish searching a tree containing N=10^14 elements for an element that is not in the tree?</text:p>
      <text:p text:style-name="P17">Suppose that comparing two elements on a machine took 10ns <text:span text:style-name="T13">and ignore other time costs</text:span>. Then,</text:p>
      <text:p text:style-name="P17">(c) How long would it take to finish searching a binary search tree containing N=10^14 elements for an element that is not in the tree?</text:p>
      <text:p text:style-name="P16"><text:soft-page-break/>(d) How long would it take to search an unordered array containing N=10^14 elements for an element that is not in the <text:span text:style-name="T14">array</text:span>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6:56:26.547408043</meta:creation-date>
    <dc:date>2015-10-20T17:15:43.911402062</dc:date>
    <meta:editing-duration>PT19M16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4" meta:paragraph-count="50" meta:word-count="872" meta:character-count="4814" meta:non-whitespace-character-count="3983"/>
  </office:meta>
</office:document-meta>
</file>